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orinthians 1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OMINENCE OF THE RESURRECTION (15:1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OMINENCE OF THE RESURRECTION (15:14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resurrection of Christ is the focal point in reference to salvation (15:1-2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esurrection of Christ is the focal point in reference to the Scriptures (15:3-4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1 Corinthians 15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OMINENCE OF THE RESURRECTION (15:14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OFS OF THE RESURRECTION (15:5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PROOFS OF THE RESURRECTION (15:5-11):<text:s text:c="1"/></text:span><text:span text:style-name="a524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His appearance to Peter (15:5a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appearance to the apostles with Thomas absent (15:5b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appearance to 500 disciples (15:6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appearance to James, the half brother of Christ (15:7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appearance to the apostles with Thomas present (15:7b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appearance to Paul (15:8-11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appearance to Paul (15:8-11)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unworthiness of Paul (15:8-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unmerited favor of God (15:10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2-tx-Title-and-Text" presentation:presentation-page-layout-name="Master1-PPL12" draw:id="Slide-261">
        <draw:frame draw:id="id100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PROOFS OF THE RESURRECTION (15:5-11):<text:s text:c="1"/></text:span><text:span text:style-name="a566" text:class-names=""/></text:p>
          </draw:text-box>
          <svg:title/>
          <svg:desc/>
        </draw:frame>
        <draw:frame draw:id="id101" presentation:style-name="a590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appearance to Peter (15:5a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appearance to the apostles with Thomas absent (15:5b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appearance to 500 disciples (15:6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appearance to James, the half brother of Christ (15:7a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is appearance to the apostles with Thomas present (15:7b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is appearance to Paul (15:8-1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7" draw:style-name="a591" draw:master-page-name="Master1-Layout12-tx-Title-and-Text" presentation:presentation-page-layout-name="Master1-PPL12" draw:id="Slide-262">
        <draw:frame draw:id="id102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1 Corinthians 15<text:s text:c="1"/></text:span><text:span text:style-name="a593" text:class-names=""/></text:p>
          </draw:text-box>
          <svg:title/>
          <svg:desc/>
        </draw:frame>
        <draw:frame draw:id="id103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THE PROMINENCE OF THE RESURRECTION (15:1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PROOFS OF THE RESURRECTION (15:5-1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PROTEST AGAINST THE RESURRECTION (15:12-19, 29-34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8" draw:style-name="a609" draw:master-page-name="Master1-Layout12-tx-Title-and-Text" presentation:presentation-page-layout-name="Master1-PPL12" draw:id="Slide-263">
        <draw:frame draw:id="id104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PROTEST AGAINST THE RESURRECTION (15:12-19, 29-34):<text:s text:c="1"/></text:span><text:span text:style-name="a611" text:class-names=""/></text:p>
          </draw:text-box>
          <svg:title/>
          <svg:desc/>
        </draw:frame>
        <draw:frame draw:id="id105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charge (15:1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conclusion (15:13-19, 29-3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9" draw:style-name="a624" draw:master-page-name="Master1-Layout12-tx-Title-and-Text" presentation:presentation-page-layout-name="Master1-PPL12" draw:id="Slide-264">
        <draw:frame draw:id="id106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conclusion (15:13-19, 29-32):<text:s text:c="1"/></text:span><text:span text:style-name="a626" text:class-names=""/></text:p>
          </draw:text-box>
          <svg:title/>
          <svg:desc/>
        </draw:frame>
        <draw:frame draw:id="id107" presentation:style-name="a644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In regard to Christ (15:13, 16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In regard to gospel preaching (15:14a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In regard to gospel preachers (15:1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In regard to living believers (15:14b, 17, 19, 29-31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8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In regard to living believers (15:14b, 17, 19, 29-31)<text:s text:c="1"/></text:span><text:span text:style-name="a647" text:class-names=""/></text:p>
          </draw:text-box>
          <svg:title/>
          <svg:desc/>
        </draw:frame>
        <draw:frame draw:id="id109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Our trust in God is empty, worthless, and hopeless (15:14b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We are still in our sin (15:1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We are the most miserable of all creatures (15:19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ose who live, suffer, and die for Christ are fools (15:29-31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1" draw:style-name="a666" draw:master-page-name="Master1-Layout12-tx-Title-and-Text" presentation:presentation-page-layout-name="Master1-PPL12" draw:id="Slide-266">
        <draw:frame draw:id="id110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The conclusion (15:13-19, 29-32):<text:s text:c="1"/></text:span><text:span text:style-name="a668" text:class-names=""/></text:p>
          </draw:text-box>
          <svg:title/>
          <svg:desc/>
        </draw:frame>
        <draw:frame draw:id="id111" presentation:style-name="a692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In regard to Christ (15:13, 1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In regard to gospel preaching (15:14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In regard to gospel preachers (15:15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n regard to living believers (15:14b, 17, 19, 29-3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In regard to departed believers (15:18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In regard to this present life (15:3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2" draw:style-name="a693" draw:master-page-name="Master1-Layout12-tx-Title-and-Text" presentation:presentation-page-layout-name="Master1-PPL12" draw:id="Slide-267">
        <draw:frame draw:id="id112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PROTEST AGAINST THE RESURRECTION (15:12-19, 29-34):<text:s text:c="1"/></text:span><text:span text:style-name="a695" text:class-names=""/></text:p>
          </draw:text-box>
          <svg:title/>
          <svg:desc/>
        </draw:frame>
        <draw:frame draw:id="id113" presentation:style-name="a710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charge (15:12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onclusion (15:13-19, 29-3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hastening (15:33-3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3" draw:style-name="a711" draw:master-page-name="Master1-Layout12-tx-Title-and-Text" presentation:presentation-page-layout-name="Master1-PPL12" draw:id="Slide-268">
        <draw:frame draw:id="id114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1 Corinthians 15<text:s text:c="1"/></text:span><text:span text:style-name="a713" text:class-names=""/></text:p>
          </draw:text-box>
          <svg:title/>
          <svg:desc/>
        </draw:frame>
        <draw:frame draw:id="id115" presentation:style-name="a731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THE PROMINENCE OF THE RESURRECTION (15:14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THE PROOFS OF THE RESURRECTION (15:5-11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THE PROTEST AGAINST THE RESURRECTION (15:12-19, 29-3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THE PROGRAM OF THE RESURRECTION (15:20-28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4" draw:style-name="a732" draw:master-page-name="Master1-Layout1-title-Title-Slide" presentation:presentation-page-layout-name="Master1-PPL1" draw:id="Slide-269">
        <draw:frame draw:id="id116" presentation:style-name="a736" draw:name="Title 1" svg:x="1.38in" svg:y="0.83in" svg:width="10.3in" svg:height="4.42in" presentation:class="title" presentation:placeholder="false">
          <draw:text-box>
            <text:p text:style-name="a735" text:class-names="" text:cond-style-name=""><text:span text:style-name="a733" text:class-names="">THE PROGRAM OF THE RESURRECTION (15:20-28)<text:s text:c="1"/></text:span><text:span text:style-name="a734" text:class-names=""/></text:p>
          </draw:text-box>
          <svg:title/>
          <svg:desc/>
        </draw:frame>
        <draw:frame draw:id="id117" presentation:style-name="a741" draw:name="Subtitle 2" svg:x="1.38in" svg:y="5.25in" svg:width="10.3in" svg:height="1.85in" presentation:class="subtitle" presentation:placeholder="false">
          <draw:text-box>
            <text:p text:style-name="a738" text:class-names="" text:cond-style-name=""><text:span text:style-name="a737" text:class-names=""><text:s text:c="1"/>The two representatives (15:21-22)<text:s text:c="1"/></text:span></text:p>
            <text:p text:style-name="a740" text:class-names="" text:cond-style-name=""><text:span text:style-name="a739" text:class-names=""/></text:p>
          </draw:text-box>
          <svg:title/>
          <svg:desc/>
        </draw:frame>
      </draw:page>
      <draw:page draw:name="Slide15" draw:style-name="a742" draw:master-page-name="Master1-Layout12-tx-Title-and-Text" presentation:presentation-page-layout-name="Master1-PPL12" draw:id="Slide-270">
        <draw:frame draw:id="id118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<text:s text:c="1"/>The two representatives (15:21-22)<text:s text:c="1"/></text:span><text:span text:style-name="a744" text:class-names=""/></text:p>
          </draw:text-box>
          <svg:title/>
          <svg:desc/>
        </draw:frame>
        <draw:frame draw:id="id119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he first Adam brought about ruin and death (15:21a, 22a).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second Adam (Christ) brings about resurrection and deliverance (15:21b, 22b).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6" draw:style-name="a757" draw:master-page-name="Master1-Layout12-tx-Title-and-Text" presentation:presentation-page-layout-name="Master1-PPL12" draw:id="Slide-271">
        <draw:frame draw:id="id120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THE PROGRAM OF THE RESURRECTION (15:20-28)<text:s text:c="1"/></text:span><text:span text:style-name="a759" text:class-names=""/></text:p>
          </draw:text-box>
          <svg:title/>
          <svg:desc/>
        </draw:frame>
        <draw:frame draw:id="id121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two representatives (15:21-22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three resurrections (15:20, 23-24a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7" draw:style-name="a772" draw:master-page-name="Master1-Layout12-tx-Title-and-Text" presentation:presentation-page-layout-name="Master1-PPL12" draw:id="Slide-272">
        <draw:frame draw:id="id122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three resurrections (15:20, 23-24a)<text:s text:c="1"/></text:span><text:span text:style-name="a774" text:class-names=""/></text:p>
          </draw:text-box>
          <svg:title/>
          <svg:desc/>
        </draw:frame>
        <draw:frame draw:id="id123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resurrection of Christ (15:20, 23a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Rapture resurrection (15:23b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resurrection of Old Testament and Tribulation saints (15:24a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8" draw:style-name="a790" draw:master-page-name="Master1-Layout12-tx-Title-and-Text" presentation:presentation-page-layout-name="Master1-PPL12" draw:id="Slide-273">
        <draw:frame draw:id="id124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THE PROGRAM OF THE RESURRECTION (15:20-28)<text:s text:c="1"/></text:span><text:span text:style-name="a792" text:class-names=""/></text:p>
          </draw:text-box>
          <svg:title/>
          <svg:desc/>
        </draw:frame>
        <draw:frame draw:id="id125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two representatives (15:21-22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three resurrections (15:20, 23-24a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1,000-year reign (15:24b-28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19" draw:style-name="a808" draw:master-page-name="Master1-Layout12-tx-Title-and-Text" presentation:presentation-page-layout-name="Master1-PPL12" draw:id="Slide-274">
        <draw:frame draw:id="id126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The 1,000-year reign (15:24b-28)<text:s text:c="1"/></text:span><text:span text:style-name="a810" text:class-names=""/></text:p>
          </draw:text-box>
          <svg:title/>
          <svg:desc/>
        </draw:frame>
        <draw:frame draw:id="id127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final enemy will be destroyed (15:24b, 26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future Kingdom will be established (15:25-27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0" draw:style-name="a823" draw:master-page-name="Master1-Layout12-tx-Title-and-Text" presentation:presentation-page-layout-name="Master1-PPL12" draw:id="Slide-275">
        <draw:frame draw:id="id128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THE PROGRAM OF THE RESURRECTION (15:20-28)<text:s text:c="1"/></text:span><text:span text:style-name="a825" text:class-names=""/></text:p>
          </draw:text-box>
          <svg:title/>
          <svg:desc/>
        </draw:frame>
        <draw:frame draw:id="id129" presentation:style-name="a840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The two representatives (15:21-22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three resurrections (15:20, 23-24a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1,000-year reign (15:24b-28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0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1 Corinthians 15<text:s text:c="1"/></text:span><text:span text:style-name="a843" text:class-names=""/></text:p>
          </draw:text-box>
          <svg:title/>
          <svg:desc/>
        </draw:frame>
        <draw:frame draw:id="id131" presentation:style-name="a864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THE PROMINENCE OF THE RESURRECTION (15:14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THE PROOFS OF THE RESURRECTION (15:5-1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THE PROTEST AGAINST THE RESURRECTION (15:12-19, 29-34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THE PROGRAM OF THE RESURRECTION (15:20-28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The Pattern of the Resurrection (15:35-41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2" draw:style-name="a865" draw:master-page-name="Master1-Layout12-tx-Title-and-Text" presentation:presentation-page-layout-name="Master1-PPL12" draw:id="Slide-277">
        <draw:frame draw:id="id132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The Pattern of the Resurrection (15:35-41):<text:s text:c="1"/></text:span><text:span text:style-name="a867" text:class-names=""/></text:p>
          </draw:text-box>
          <svg:title/>
          <svg:desc/>
        </draw:frame>
        <draw:frame draw:id="id133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he difference between a planted seed and a harvested seed (15:35-38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he difference between animal flesh and human flesh (15:39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difference between the moon and the sun (15:40-41): They differ from each other in their beauty and brightness.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3" draw:style-name="a883" draw:master-page-name="Master1-Layout12-tx-Title-and-Text" presentation:presentation-page-layout-name="Master1-PPL12" draw:id="Slide-278">
        <draw:frame draw:id="id134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1 Corinthians 15<text:s text:c="1"/></text:span><text:span text:style-name="a885" text:class-names=""/></text:p>
          </draw:text-box>
          <svg:title/>
          <svg:desc/>
        </draw:frame>
        <draw:frame draw:id="id135" presentation:style-name="a909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THE PROMINENCE OF THE RESURRECTION (15:14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THE PROOFS OF THE RESURRECTION (15:5-11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THE PROTEST AGAINST THE RESURRECTION (15:12-19, 29-34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THE PROGRAM OF THE RESURRECTION (15:20-28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The Pattern of the Resurrection (15:35-41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The Perfection of the Resurrection (15:42-9): Paul describes the new body as superior to the old.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24" draw:style-name="a910" draw:master-page-name="Master1-Layout1-title-Title-Slide" presentation:presentation-page-layout-name="Master1-PPL1" draw:id="Slide-279">
        <draw:frame draw:id="id136" presentation:style-name="a914" draw:name="Title 1" svg:x="1.38in" svg:y="0.83in" svg:width="10.3in" svg:height="4.42in" presentation:class="title" presentation:placeholder="false">
          <draw:text-box>
            <text:p text:style-name="a913" text:class-names="" text:cond-style-name=""><text:span text:style-name="a911" text:class-names="">The Perfection of the Resurrection (15:42-9): Paul describes the new body as superior to the old.<text:s text:c="1"/></text:span><text:span text:style-name="a912" text:class-names=""/></text:p>
          </draw:text-box>
          <svg:title/>
          <svg:desc/>
        </draw:frame>
        <draw:frame draw:id="id137" presentation:style-name="a919" draw:name="Subtitle 2" svg:x="1.38in" svg:y="5.25in" svg:width="10.3in" svg:height="1.85in" presentation:class="subtitle" presentation:placeholder="false">
          <draw:text-box>
            <text:p text:style-name="a916" text:class-names="" text:cond-style-name=""><text:span text:style-name="a915" text:class-names=""><text:s text:c="1"/>The old body (15:42a, 43a, 43c, 44a, 45a, 46a, 47a, 48a, 49a)<text:s text:c="1"/></text:span></text:p>
            <text:p text:style-name="a918" text:class-names="" text:cond-style-name=""><text:span text:style-name="a917" text:class-names=""/></text:p>
          </draw:text-box>
          <svg:title/>
          <svg:desc/>
        </draw:frame>
      </draw:page>
      <draw:page draw:name="Slide25" draw:style-name="a920" draw:master-page-name="Master1-Layout12-tx-Title-and-Text" presentation:presentation-page-layout-name="Master1-PPL12" draw:id="Slide-280">
        <draw:frame draw:id="id138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 old body (15:42a, 43a, 43c, 44a, 45a, 46a, 47a, 48a, 49a)<text:s text:c="1"/></text:span><text:span text:style-name="a922" text:class-names=""/></text:p>
          </draw:text-box>
          <svg:title/>
          <svg:desc/>
        </draw:frame>
        <draw:frame draw:id="id139" presentation:style-name="a943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It is sown a perishable body (15:42 a, 45a, 47a).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It is sown in dishonor (15:43a).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s text:c="1"/>It is sown in weakness (15:43c).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1"/>It is sown a natural body (15:44a, 46a, 48a).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It is sown bearing the likeness of the first Adam (15:49a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26" draw:style-name="a944" draw:master-page-name="Master1-Layout12-tx-Title-and-Text" presentation:presentation-page-layout-name="Master1-PPL12" draw:id="Slide-281">
        <draw:frame draw:id="id140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The Perfection of the Resurrection (15:42-9): Paul describes the new body as superior to the old.<text:s text:c="1"/></text:span><text:span text:style-name="a946" text:class-names=""/></text:p>
          </draw:text-box>
          <svg:title/>
          <svg:desc/>
        </draw:frame>
        <draw:frame draw:id="id141" presentation:style-name="a958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The old body (15:42a, 43a, 43c, 44a, 45a, 46a, 47a, 48a, 49a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The new body (15:42b, 43b, 43d, 44b, 45b, 46b, 47b, 48b, 49b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27" draw:style-name="a959" draw:master-page-name="Master1-Layout13-twoColTx-Title-and-2-Column-Text" presentation:presentation-page-layout-name="Master1-PPL13" draw:id="Slide-282">
        <draw:frame draw:id="id142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<text:s text:c="1"/>The new body (15:42b, 43b, 43d, 44b, 45b, 46b, 47b, 48b, 49b)<text:s text:c="1"/></text:span><text:span text:style-name="a961" text:class-names=""/></text:p>
          </draw:text-box>
          <svg:title/>
          <svg:desc/>
        </draw:frame>
        <draw:frame draw:id="id143" presentation:style-name="a976" draw:name="Text Placeholder 2" svg:x="1.38021in" svg:y="2in" svg:width="4.61632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<text:s text:c="1"/>It will be raised imperishable (15:42b).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s text:c="1"/>It will be raised in glory (15:43b).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<text:s text:c="1"/>It will be raised in power (15:43d).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  <draw:frame draw:id="id144" presentation:style-name="a992" draw:name="Text Placeholder 3" svg:x="6.16319in" svg:y="2in" svg:width="4.61632in" svg:height="4.75868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<text:s text:c="1"/>It will be raised a spiritual body (15:44b, 46b, 48b).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It will be raised giving life (15:45b).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It will come from heaven (15:47b).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It will be raised bearing the likeness of Christ (15:49b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28" draw:style-name="a993" draw:master-page-name="Master1-Layout12-tx-Title-and-Text" presentation:presentation-page-layout-name="Master1-PPL12" draw:id="Slide-283">
        <draw:frame draw:id="id145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The Perfection of the Resurrection (15:42-9): Paul describes the new body as superior to the old.<text:s text:c="1"/></text:span><text:span text:style-name="a995" text:class-names=""/></text:p>
          </draw:text-box>
          <svg:title/>
          <svg:desc/>
        </draw:frame>
        <draw:frame draw:id="id146" presentation:style-name="a1007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<text:s text:c="1"/>The old body (15:42a, 43a, 43c, 44a, 45a, 46a, 47a, 48a, 49a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The new body (15:42b, 43b, 43d, 44b, 45b, 46b, 47b, 48b, 49b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29" draw:style-name="a1008" draw:master-page-name="Master1-Layout13-twoColTx-Title-and-2-Column-Text" presentation:presentation-page-layout-name="Master1-PPL13" draw:id="Slide-284">
        <draw:frame draw:id="id147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1 Corinthians 15<text:s text:c="1"/></text:span><text:span text:style-name="a1010" text:class-names=""/></text:p>
          </draw:text-box>
          <svg:title/>
          <svg:desc/>
        </draw:frame>
        <draw:frame draw:id="id148" presentation:style-name="a1025" draw:name="Text Placeholder 2" svg:x="1.38021in" svg:y="2in" svg:width="4.61632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THE PROMINENCE OF THE RESURRECTION (15:14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THE PROOFS OF THE RESURRECTION (15:5-11):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THE PROTEST AGAINST THE RESURRECTION (15:12-19, 29-34):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  <draw:frame draw:id="id149" presentation:style-name="a1041" draw:name="Text Placeholder 3" svg:x="6.16319in" svg:y="2in" svg:width="4.61632in" svg:height="4.7586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THE PROGRAM OF THE RESURRECTION (15:20-28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The Pattern of the Resurrection (15:35-41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The Perfection of the Resurrection (15:42-9): Paul describes the new body as superior to the old.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The Promise of the Resurrection (15:50-58)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30" draw:style-name="a1042" draw:master-page-name="Master1-Layout12-tx-Title-and-Text" presentation:presentation-page-layout-name="Master1-PPL12" draw:id="Slide-285">
        <draw:frame draw:id="id150" presentation:style-name="a1046" draw:name="Title 1" svg:x="1.38in" svg:y="0.4in" svg:width="10.6in" svg:height="1.44965in" presentation:class="title" presentation:placeholder="false">
          <draw:text-box>
            <text:p text:style-name="a1045" text:class-names="" text:cond-style-name=""><text:span text:style-name="a1043" text:class-names="">The Promise of the Resurrection (15:50-58)<text:s text:c="1"/></text:span><text:span text:style-name="a1044" text:class-names=""/></text:p>
          </draw:text-box>
          <svg:title/>
          <svg:desc/>
        </draw:frame>
        <draw:frame draw:id="id151" presentation:style-name="a1065" draw:name="Text Placeholder 2" svg:x="1.38in" svg:y="2in" svg:width="9.4in" svg:height="4.75868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<text:s text:c="1"/>The situation requiring this promise (15:50):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The secret associated with this promise (15:51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The suddenness of this promise (15:52a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The signal introducing this promise (15:52b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schedule of this promise (15:52c, 53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</draw:page>
      <draw:page draw:name="Slide31" draw:style-name="a1066" draw:master-page-name="Master1-Layout12-tx-Title-and-Text" presentation:presentation-page-layout-name="Master1-PPL12" draw:id="Slide-286">
        <draw:frame draw:id="id152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<text:s text:c="1"/>The schedule of this promise (15:52c, 53)<text:s text:c="1"/></text:span><text:span text:style-name="a1068" text:class-names=""/></text:p>
          </draw:text-box>
          <svg:title/>
          <svg:desc/>
        </draw:frame>
        <draw:frame draw:id="id153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Departed believers will exchange their corrupted bodies for incorruptible ones (15:52c).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Living believers will exchange their mortal bodies for immortal ones (15:53).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32" draw:style-name="a1081" draw:master-page-name="Master1-Layout13-twoColTx-Title-and-2-Column-Text" presentation:presentation-page-layout-name="Master1-PPL13" draw:id="Slide-287">
        <draw:frame draw:id="id154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The Promise of the Resurrection (15:50-58)<text:s text:c="1"/></text:span><text:span text:style-name="a1083" text:class-names=""/></text:p>
          </draw:text-box>
          <svg:title/>
          <svg:desc/>
        </draw:frame>
        <draw:frame draw:id="id155" presentation:style-name="a1098" draw:name="Text Placeholder 2" svg:x="1.38021in" svg:y="2in" svg:width="4.61632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<text:s text:c="1"/>The situation requiring this promise (15:50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s text:c="1"/>The secret associated with this promise (15:51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he suddenness of this promise (15:52a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  <draw:frame draw:id="id156" presentation:style-name="a1114" draw:name="Text Placeholder 3" svg:x="6.16319in" svg:y="2in" svg:width="4.61632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The signal introducing this promise (15:52b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schedule of this promise (15:52c, 53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<text:s text:c="1"/>The Scriptures predicting this promise (15:54-57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The strength derived from this promise (15:58):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33" draw:style-name="a1115" draw:master-page-name="Master1-Layout13-twoColTx-Title-and-2-Column-Text" presentation:presentation-page-layout-name="Master1-PPL13" draw:id="Slide-288">
        <draw:frame draw:id="id157" presentation:style-name="a1119" draw:name="Title 1" svg:x="1.38in" svg:y="0.4in" svg:width="10.6in" svg:height="1.44965in" presentation:class="title" presentation:placeholder="false">
          <draw:text-box>
            <text:p text:style-name="a1118" text:class-names="" text:cond-style-name=""><text:span text:style-name="a1116" text:class-names="">1 Corinthians 15<text:s text:c="1"/></text:span><text:span text:style-name="a1117" text:class-names=""/></text:p>
          </draw:text-box>
          <svg:title/>
          <svg:desc/>
        </draw:frame>
        <draw:frame draw:id="id158" presentation:style-name="a1132" draw:name="Text Placeholder 2" svg:x="1.38021in" svg:y="2in" svg:width="4.61632in" svg:height="4.75868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THE PROMINENCE OF THE RESURRECTION (15:14)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THE PROOFS OF THE RESURRECTION (15:5-11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THE PROTEST AGAINST THE RESURRECTION (15:12-19, 29-34):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  <draw:frame draw:id="id159" presentation:style-name="a1148" draw:name="Text Placeholder 3" svg:x="6.16319in" svg:y="2in" svg:width="4.61632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THE PROGRAM OF THE RESURRECTION (15:20-28)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The Pattern of the Resurrection (15:35-41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The Perfection of the Resurrection (15:42-9): Paul describes the new body as superior to the old.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The Promise of the Resurrection (15:50-58)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5 </dc:title>
    <meta:initial-creator>David STRICKLAND</meta:initial-creator>
    <dc:creator>David STRICKLAND</dc:creator>
    <meta:creation-date>2020-02-22T19:23:27Z</meta:creation-date>
    <dc:date>2020-02-22T19:23:28Z</dc:date>
    <meta:template xlink:href="BibleStudy" xlink:type="simple"/>
    <meta:editing-cycles>1</meta:editing-cycles>
    <meta:editing-duration>PT0S</meta:editing-duration>
    <meta:document-statistic meta:paragraph-count="153" meta:word-count="1588"/>
  </office:meta>
</office:document-meta>
</file>